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E000000A900BD58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さざなみ明朝" svg:font-family="さざなみ明朝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グラフィックス1" text:anchor-type="paragraph" svg:x="-0.002cm" svg:y="0.03cm" svg:width="0.931cm" svg:height="1.431cm" draw:z-index="0"><draw:image xlink:href="Pictures/100002010000006E000000A900BD589E.pn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さざなみ明朝" svg:font-family="さざなみ明朝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さざなみ明朝" fo:font-size="12pt" fo:language="en" fo:country="US" style:letter-kerning="true" style:font-name-asian="IPAゴシック1" style:font-size-asian="10.5pt" style:language-asian="ja" style:country-asian="JP" style:font-name-complex="IPA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IPAゴシック" fo:font-size="14pt" style:font-name-asian="IPAゴシック1" style:font-size-asian="14pt" style:font-name-complex="IPAゴシック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8-10-30T18:44:02</meta:creation-date>
    <dc:date>2008-10-30T18:51:13</dc:date>
    <meta:editing-cycles>1</meta:editing-cycles>
    <meta:editing-duration>PT7M13S</meta:editing-duration>
    <meta:user-defined meta:name="情報 1"/>
    <meta:user-defined meta:name="情報 2"/>
    <meta:user-defined meta:name="情報 3"/>
    <meta:user-defined meta:name="情報 4"/>
    <meta:document-statistic meta:table-count="0" meta:image-count="1" meta:object-count="0" meta:page-count="1" meta:paragraph-count="0" meta:word-count="0" meta:character-count="0"/>
  </office:meta>
</office:document-meta>
</file>